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DRmax</text:p>
          </table:table-cell>
          <table:table-cell office:value-type="float" office:value="1000" calcext:value-type="float">
            <text:p>100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LDRmin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LDR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= </text:p>
          </table:table-cell>
          <table:table-cell table:formula="of:=[.B9]*[.C6]/[.B6]" office:value-type="float" office:value="149.43" calcext:value-type="float">
            <text:p>149,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255-[.B10]" office:value-type="float" office:value="105.57" calcext:value-type="float">
            <text:p>105,57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table:formula="of:=[.B17]/(100/[.C17])" office:value-type="float" office:value="127.5" calcext:value-type="float">
            <text:p>127,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255*0.5" office:value-type="float" office:value="127.5" calcext:value-type="float">
            <text:p>127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8:04:23.507000000</meta:creation-date>
    <dc:date>2022-10-15T19:09:26.602000000</dc:date>
    <meta:editing-duration>PT12M51S</meta:editing-duration>
    <meta:editing-cycles>2</meta:editing-cycles>
    <meta:generator>LibreOffice/7.1.0.3$Windows_X86_64 LibreOffice_project/f6099ecf3d29644b5008cc8f48f42f4a40986e4c</meta:generator>
    <meta:document-statistic meta:table-count="1" meta:cell-count="16" meta:object-count="0"/>
  </office:meta>
</office:document-meta>
</file>